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49.83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42.47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21">
      <style:table-cell-properties fo:background-color="#bbe33d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35" style:family="table-cell" style:parent-style-name="Default" style:data-style-name="N1">
      <style:text-properties fo:color="#158466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28" style:family="table-cell" style:parent-style-name="Default">
      <style:text-properties fo:color="#00a933"/>
    </style:style>
    <style:style style:name="ce2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9" table:number-columns-repeated="2" table:default-cell-style-name="ce7"/>
        <table:table-column table:style-name="co6" table:number-columns-repeated="2" table:default-cell-style-name="ce16"/>
        <table:table-column table:style-name="co10" table:default-cell-style-name="ce20"/>
        <table:table-column table:style-name="co5" table:default-cell-style-name="ce30"/>
        <table:table-column table:style-name="co11" table:default-cell-style-name="ce20"/>
        <table:table-column table:style-name="co1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Group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m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95"/>
        </table:table-row>
        <table:table-row table:style-name="ro2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006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007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95"/>
        </table:table-row>
        <table:table-row table:style-name="ro2">
          <table:table-cell office:value-type="float" office:value="14" calcext:value-type="float">
            <text:p>014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95"/>
        </table:table-row>
        <table:table-row table:style-name="ro2">
          <table:table-cell office:value-type="float" office:value="15" calcext:value-type="float">
            <text:p>015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995"/>
        </table:table-row>
        <table:table-row table:style-name="ro2">
          <table:table-cell office:value-type="float" office:value="16" calcext:value-type="float">
            <text:p>016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995"/>
        </table:table-row>
        <table:table-row table:style-name="ro2">
          <table:table-cell office:value-type="float" office:value="17" calcext:value-type="float">
            <text:p>017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021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022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996"/>
        </table:table-row>
        <table:table-row table:style-name="ro2">
          <table:table-cell office:value-type="float" office:value="23" calcext:value-type="float">
            <text:p>023</text:p>
          </table:table-cell>
          <table:table-cell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Short training time, many setpoint changes</text:p>
          </table:table-cell>
          <table:table-cell table:number-columns-repeated="995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6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6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6" office:value-type="string" calcext:value-type="string">
            <text:p>Log; Rulebased Agent-Output</text:p>
          </table:table-cell>
          <table:table-cell table:number-columns-repeated="998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80*80" office:value-type="float" office:value="14400" calcext:value-type="float">
            <text:p>14400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 table:number-columns-repeated="998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table:style-name="ce18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18" office:value-type="string" calcext:value-type="string">
            <text:p>Log; Rulebased Agent-Output</text:p>
          </table:table-cell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2"/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2" calcext:value-type="float">
            <text:p>0.0000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40*80" office:value-type="float" office:value="11200" calcext:value-type="float">
            <text:p>11200</text:p>
          </table:table-cell>
          <table:table-cell table:style-name="ce18"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number-columns-repeated="11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RMSProp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table:style-name="ce27" office:value-type="string" calcext:value-type="string">
            <text:p>Other setpoints: cooling setpoint = heating setpoint + 7 all the tim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99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9:14:09.785177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12T21:21:10.344177713</dc:date>
    <meta:editing-duration>P4DT7H47M42S</meta:editing-duration>
    <meta:editing-cycles>89</meta:editing-cycles>
    <meta:generator>LibreOffice/6.1.5.2$Linux_X86_64 LibreOffice_project/10$Build-2</meta:generator>
    <meta:document-statistic meta:table-count="1" meta:cell-count="763" meta:object-count="0"/>
  </office:meta>
</office:document-meta>
</file>